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961" officeooo:paragraph-rsid="001799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PARANAENSE – CAMPUS FRANCISCO BELTRÃO</text:p>
      <text:p text:style-name="P1"/>
      <text:p text:style-name="P1"/>
      <text:p text:style-name="P1"/>
      <text:p text:style-name="P1">WELLINGTON DE SOUZA MITR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ORDAGEM ESTOCÁSTICA PARA O PROBLEMA DE</text:p>
      <text:p text:style-name="P1">ROTEIRIZAÇÃO DE TRANSPORTE ESCOL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RANCISCO BELTRÃO</text:p>
      <text:p text:style-name="P1">2014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mitrut </meta:initial-creator>
    <meta:creation-date>2014-05-19T14:32:30.324468862</meta:creation-date>
    <dc:date>2014-05-19T14:35:36.318621253</dc:date>
    <dc:creator>wmitrut </dc:creator>
    <meta:editing-duration>P0D</meta:editing-duration>
    <meta:editing-cycles>1</meta:editing-cycles>
    <meta:document-statistic meta:table-count="0" meta:image-count="0" meta:object-count="0" meta:page-count="2" meta:paragraph-count="6" meta:word-count="22" meta:character-count="172" meta:non-whitespace-character-count="154"/>
    <meta:generator>LibreOffice/4.2.3.3$Linux_X86_64 LibreOffice_project/420m0$Build-3</meta:generator>
  </office:meta>
</office:document-meta>
</file>